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3.05cm" fo:min-width="2.8cm"/>
    </style:style>
    <style:style style:name="gr2" style:family="graphic" style:parent-style-name="standard">
      <style:graphic-properties draw:stroke="none" draw:fill-color="#00864b" draw:textarea-horizontal-align="justify" draw:textarea-vertical-align="middle" draw:auto-grow-height="false" fo:min-height="0.771cm" fo:min-width="0.521cm"/>
    </style:style>
    <style:style style:name="gr3" style:family="graphic" style:parent-style-name="standard">
      <style:graphic-properties draw:stroke="none" draw:fill-color="#95231f" draw:textarea-horizontal-align="justify" draw:textarea-vertical-align="middle" draw:auto-grow-height="false" fo:min-height="0.771cm" fo:min-width="0.521cm"/>
    </style:style>
    <style:style style:name="gr4" style:family="graphic" style:parent-style-name="standard">
      <style:graphic-properties draw:stroke="none" draw:fill="solid" draw:fill-color="#00864b" draw:textarea-horizontal-align="justify" draw:textarea-vertical-align="middle" draw:auto-grow-height="false" fo:min-height="15.75cm" fo:min-width="15.5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.187cm" fo:min-width="0cm"/>
    </style:style>
    <style:style style:name="gr6" style:family="graphic" style:parent-style-name="standard">
      <style:graphic-properties draw:stroke="none" draw:fill="solid" draw:fill-color="#000000" draw:opacity="9%" draw:textarea-horizontal-align="justify" draw:textarea-vertical-align="middle" draw:auto-grow-height="false" fo:min-height="2.844cm" fo:min-width="2.594cm"/>
    </style:style>
    <style:style style:name="gr7" style:family="graphic" style:parent-style-name="standard">
      <style:graphic-properties draw:stroke="none" draw:fill-color="#000000" draw:opacity="29%" draw:textarea-horizontal-align="justify" draw:textarea-vertical-align="middle" draw:auto-grow-height="false" fo:min-height="0cm" fo:min-width="2.15cm"/>
    </style:style>
    <style:style style:name="gr8" style:family="graphic" style:parent-style-name="standard">
      <style:graphic-properties draw:stroke="none" draw:fill-color="#ffffff" draw:opacity="52%" draw:textarea-horizontal-align="justify" draw:textarea-vertical-align="middle" draw:auto-grow-height="false" fo:min-height="0cm" fo:min-width="2.15cm"/>
    </style:style>
    <style:style style:name="gr9" style:family="graphic" style:parent-style-name="standard">
      <style:graphic-properties draw:stroke="none" draw:fill-color="#ffffff" draw:opacity="27%" draw:textarea-horizontal-align="justify" draw:textarea-vertical-align="middle" draw:auto-grow-height="false" fo:min-height="0cm" fo:min-width="2.1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864b"/>
      <style:paragraph-properties fo:text-align="center"/>
    </style:style>
    <style:style style:name="P3" style:family="paragraph">
      <loext:graphic-properties draw:fill-color="#95231f"/>
      <style:paragraph-properties fo:text-align="center"/>
    </style:style>
    <style:style style:name="P4" style:family="paragraph">
      <loext:graphic-properties draw:fill="solid" draw:fill-color="#00864b"/>
      <style:paragraph-properties fo:text-align="center"/>
    </style:style>
    <style:style style:name="P5" style:family="paragraph">
      <loext:graphic-properties draw:fill="solid" draw:fill-color="#000000" draw:opacity="9%"/>
      <style:paragraph-properties fo:text-align="center"/>
    </style:style>
    <style:style style:name="P6" style:family="paragraph">
      <loext:graphic-properties draw:fill-color="#000000" draw:opacity="29%"/>
      <style:paragraph-properties fo:text-align="center"/>
    </style:style>
    <style:style style:name="P7" style:family="paragraph">
      <loext:graphic-properties draw:fill-color="#ffffff" draw:opacity="52%"/>
      <style:paragraph-properties fo:text-align="center"/>
    </style:style>
    <style:style style:name="P8" style:family="paragraph">
      <loext:graphic-properties draw:fill-color="#ffffff" draw:opacity="27%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3cm" svg:height="3.3cm" svg:x="-1.6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21cm" svg:height="1.021cm" draw:transform="rotate (0.785398163397448) translate (-0.672cm 5.7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-1.497cm 4.92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0.153cm 4.92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-1.497cm 6.57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0.153cm 6.575cm)">
          <text:p/>
          <draw:enhanced-geometry svg:viewBox="0 0 21600 21600" draw:type="rectangle" draw:enhanced-path="M 0 0 L 21600 0 21600 21600 0 21600 0 0 Z N"/>
        </draw:custom-shape>
        <draw:path draw:style-name="gr4" draw:text-style-name="P4" draw:layer="layout" svg:width="3.299cm" svg:height="3.299cm" svg:x="-1.6cm" svg:y="4.1cm" svg:viewBox="0 0 3300 3300" svg:d="M0 3300v-722l722 722zM0 0h722l-722 722zM3300 0v722l-722-722zM3300 3300h-722l722-722z">
          <text:p/>
        </draw:path>
        <draw:custom-shape draw:style-name="gr5" draw:text-style-name="P1" draw:layer="layout" svg:width="0.437cm" svg:height="0.437cm" draw:transform="rotate (0.785398163397448) translate (0.566cm 4.92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-1.084cm 4.92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-1.084cm 6.57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0.566cm 6.57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094cm" svg:height="3.094cm" svg:x="-1.497cm" svg:y="4.2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3cm" svg:height="0.103cm" draw:transform="rotate (1.5707963267949) translate (-1.6cm 7.4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3cm" svg:height="0.103cm" draw:transform="rotate (-3.14159265358979) translate (1.7cm 7.4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7" draw:layer="layout" svg:width="3.3cm" svg:height="0.103cm" draw:transform="rotate (-1.5707963267949) translate (1.7cm 4.1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8" draw:layer="layout" svg:width="3.3cm" svg:height="0.103cm" svg:x="-1.6cm" svg:y="4.1cm">
          <text:p/>
          <draw:enhanced-geometry svg:viewBox="0 0 21600 21600" draw:glue-points="?f6 10800 10800 21600 ?f5 10800 10800 0" draw:text-areas="?f3 ?f3 ?f4 ?f4" draw:type="trapezoid" draw:modifiers="679.00756202737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3.3cm" svg:height="3.3cm" svg:x="1.7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21cm" svg:height="1.021cm" draw:transform="rotate (0.785398163397448) translate (2.628cm 5.7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1.803cm 4.92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3.453cm 4.92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1.803cm 6.57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3.453cm 6.575cm)">
          <text:p/>
          <draw:enhanced-geometry svg:viewBox="0 0 21600 21600" draw:type="rectangle" draw:enhanced-path="M 0 0 L 21600 0 21600 21600 0 21600 0 0 Z N"/>
        </draw:custom-shape>
        <draw:path draw:style-name="gr4" draw:text-style-name="P4" draw:layer="layout" svg:width="3.299cm" svg:height="3.299cm" svg:x="1.7cm" svg:y="4.1cm" svg:viewBox="0 0 3300 3300" svg:d="M0 3300v-722l722 722zM0 0h722l-722 722zM3300 0v722l-722-722zM3300 3300h-722l722-722z">
          <text:p/>
        </draw:path>
        <draw:custom-shape draw:style-name="gr5" draw:text-style-name="P1" draw:layer="layout" svg:width="0.437cm" svg:height="0.437cm" draw:transform="rotate (0.785398163397448) translate (3.866cm 4.92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2.216cm 4.92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2.216cm 6.57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3.866cm 6.57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094cm" svg:height="3.094cm" svg:x="1.803cm" svg:y="4.2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3cm" svg:height="0.103cm" draw:transform="rotate (1.5707963267949) translate (1.7cm 7.4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3cm" svg:height="0.103cm" draw:transform="rotate (-3.14159265358979) translate (5cm 7.4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7" draw:layer="layout" svg:width="3.3cm" svg:height="0.103cm" draw:transform="rotate (-1.5707963267949) translate (5cm 4.1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8" draw:layer="layout" svg:width="3.3cm" svg:height="0.103cm" svg:x="1.7cm" svg:y="4.1cm">
          <text:p/>
          <draw:enhanced-geometry svg:viewBox="0 0 21600 21600" draw:glue-points="?f6 10800 10800 21600 ?f5 10800 10800 0" draw:text-areas="?f3 ?f3 ?f4 ?f4" draw:type="trapezoid" draw:modifiers="679.00756202737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3.3cm" svg:height="3.3cm" svg:x="5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21cm" svg:height="1.021cm" draw:transform="rotate (0.785398163397448) translate (5.928cm 5.7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5.103cm 4.92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6.753cm 4.92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5.103cm 6.57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6.753cm 6.575cm)">
          <text:p/>
          <draw:enhanced-geometry svg:viewBox="0 0 21600 21600" draw:type="rectangle" draw:enhanced-path="M 0 0 L 21600 0 21600 21600 0 21600 0 0 Z N"/>
        </draw:custom-shape>
        <draw:path draw:style-name="gr4" draw:text-style-name="P4" draw:layer="layout" svg:width="3.299cm" svg:height="3.299cm" svg:x="5cm" svg:y="4.1cm" svg:viewBox="0 0 3300 3300" svg:d="M0 3300v-722l722 722zM0 0h722l-722 722zM3300 0v722l-722-722zM3300 3300h-722l722-722z">
          <text:p/>
        </draw:path>
        <draw:custom-shape draw:style-name="gr5" draw:text-style-name="P1" draw:layer="layout" svg:width="0.437cm" svg:height="0.437cm" draw:transform="rotate (0.785398163397448) translate (7.166cm 4.92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5.516cm 4.92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5.516cm 6.57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7.166cm 6.57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094cm" svg:height="3.094cm" svg:x="5.103cm" svg:y="4.2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3cm" svg:height="0.103cm" draw:transform="rotate (1.5707963267949) translate (5cm 7.4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3cm" svg:height="0.103cm" draw:transform="rotate (-3.14159265358979) translate (8.3cm 7.4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7" draw:layer="layout" svg:width="3.3cm" svg:height="0.103cm" draw:transform="rotate (-1.5707963267949) translate (8.3cm 4.1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8" draw:layer="layout" svg:width="3.3cm" svg:height="0.103cm" svg:x="5cm" svg:y="4.1cm">
          <text:p/>
          <draw:enhanced-geometry svg:viewBox="0 0 21600 21600" draw:glue-points="?f6 10800 10800 21600 ?f5 10800 10800 0" draw:text-areas="?f3 ?f3 ?f4 ?f4" draw:type="trapezoid" draw:modifiers="679.00756202737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3.3cm" svg:height="3.3cm" svg:x="8.3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21cm" svg:height="1.021cm" draw:transform="rotate (0.785398163397448) translate (9.228cm 5.7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8.403cm 4.92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10.053cm 4.92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8.403cm 6.57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10.053cm 6.575cm)">
          <text:p/>
          <draw:enhanced-geometry svg:viewBox="0 0 21600 21600" draw:type="rectangle" draw:enhanced-path="M 0 0 L 21600 0 21600 21600 0 21600 0 0 Z N"/>
        </draw:custom-shape>
        <draw:path draw:style-name="gr4" draw:text-style-name="P4" draw:layer="layout" svg:width="3.299cm" svg:height="3.299cm" svg:x="8.3cm" svg:y="4.1cm" svg:viewBox="0 0 3300 3300" svg:d="M0 3300v-722l722 722zM0 0h722l-722 722zM3300 0v722l-722-722zM3300 3300h-722l722-722z">
          <text:p/>
        </draw:path>
        <draw:custom-shape draw:style-name="gr5" draw:text-style-name="P1" draw:layer="layout" svg:width="0.437cm" svg:height="0.437cm" draw:transform="rotate (0.785398163397448) translate (10.466cm 4.92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8.816cm 4.92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8.816cm 6.57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10.466cm 6.57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094cm" svg:height="3.094cm" svg:x="8.403cm" svg:y="4.2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3cm" svg:height="0.103cm" draw:transform="rotate (1.5707963267949) translate (8.3cm 7.4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3cm" svg:height="0.103cm" draw:transform="rotate (-3.14159265358979) translate (11.6cm 7.4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7" draw:layer="layout" svg:width="3.3cm" svg:height="0.103cm" draw:transform="rotate (-1.5707963267949) translate (11.6cm 4.1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8" draw:layer="layout" svg:width="3.3cm" svg:height="0.103cm" svg:x="8.3cm" svg:y="4.1cm">
          <text:p/>
          <draw:enhanced-geometry svg:viewBox="0 0 21600 21600" draw:glue-points="?f6 10800 10800 21600 ?f5 10800 10800 0" draw:text-areas="?f3 ?f3 ?f4 ?f4" draw:type="trapezoid" draw:modifiers="679.00756202737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3.3cm" svg:height="3.3cm" svg:x="11.6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21cm" svg:height="1.021cm" draw:transform="rotate (0.785398163397448) translate (12.528cm 5.7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11.703cm 4.92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13.353cm 4.92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11.703cm 6.57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13.353cm 6.575cm)">
          <text:p/>
          <draw:enhanced-geometry svg:viewBox="0 0 21600 21600" draw:type="rectangle" draw:enhanced-path="M 0 0 L 21600 0 21600 21600 0 21600 0 0 Z N"/>
        </draw:custom-shape>
        <draw:path draw:style-name="gr4" draw:text-style-name="P4" draw:layer="layout" svg:width="3.299cm" svg:height="3.299cm" svg:x="11.6cm" svg:y="4.1cm" svg:viewBox="0 0 3300 3300" svg:d="M0 3300v-722l722 722zM0 0h722l-722 722zM3300 0v722l-722-722zM3300 3300h-722l722-722z">
          <text:p/>
        </draw:path>
        <draw:custom-shape draw:style-name="gr5" draw:text-style-name="P1" draw:layer="layout" svg:width="0.437cm" svg:height="0.437cm" draw:transform="rotate (0.785398163397448) translate (13.766cm 4.92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12.116cm 4.92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12.116cm 6.57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13.766cm 6.57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094cm" svg:height="3.094cm" svg:x="11.703cm" svg:y="4.2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3cm" svg:height="0.103cm" draw:transform="rotate (1.5707963267949) translate (11.6cm 7.4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3cm" svg:height="0.103cm" draw:transform="rotate (-3.14159265358979) translate (14.9cm 7.4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7" draw:layer="layout" svg:width="3.3cm" svg:height="0.103cm" draw:transform="rotate (-1.5707963267949) translate (14.9cm 4.1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8" draw:layer="layout" svg:width="3.3cm" svg:height="0.103cm" svg:x="11.6cm" svg:y="4.1cm">
          <text:p/>
          <draw:enhanced-geometry svg:viewBox="0 0 21600 21600" draw:glue-points="?f6 10800 10800 21600 ?f5 10800 10800 0" draw:text-areas="?f3 ?f3 ?f4 ?f4" draw:type="trapezoid" draw:modifiers="679.00756202737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3.3cm" svg:height="3.3cm" svg:x="14.9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21cm" svg:height="1.021cm" draw:transform="rotate (0.785398163397448) translate (15.828cm 5.7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15.003cm 4.92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16.653cm 4.92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15.003cm 6.57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16.653cm 6.575cm)">
          <text:p/>
          <draw:enhanced-geometry svg:viewBox="0 0 21600 21600" draw:type="rectangle" draw:enhanced-path="M 0 0 L 21600 0 21600 21600 0 21600 0 0 Z N"/>
        </draw:custom-shape>
        <draw:path draw:style-name="gr4" draw:text-style-name="P4" draw:layer="layout" svg:width="3.299cm" svg:height="3.299cm" svg:x="14.9cm" svg:y="4.1cm" svg:viewBox="0 0 3300 3300" svg:d="M0 3300v-722l722 722zM0 0h722l-722 722zM3300 0v722l-722-722zM3300 3300h-722l722-722z">
          <text:p/>
        </draw:path>
        <draw:custom-shape draw:style-name="gr5" draw:text-style-name="P1" draw:layer="layout" svg:width="0.437cm" svg:height="0.437cm" draw:transform="rotate (0.785398163397448) translate (17.066cm 4.92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15.416cm 4.92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15.416cm 6.57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17.066cm 6.57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094cm" svg:height="3.094cm" svg:x="15.003cm" svg:y="4.2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3cm" svg:height="0.103cm" draw:transform="rotate (1.5707963267949) translate (14.9cm 7.4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3cm" svg:height="0.103cm" draw:transform="rotate (-3.14159265358979) translate (18.2cm 7.4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7" draw:layer="layout" svg:width="3.3cm" svg:height="0.103cm" draw:transform="rotate (-1.5707963267949) translate (18.2cm 4.1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8" draw:layer="layout" svg:width="3.3cm" svg:height="0.103cm" svg:x="14.9cm" svg:y="4.1cm">
          <text:p/>
          <draw:enhanced-geometry svg:viewBox="0 0 21600 21600" draw:glue-points="?f6 10800 10800 21600 ?f5 10800 10800 0" draw:text-areas="?f3 ?f3 ?f4 ?f4" draw:type="trapezoid" draw:modifiers="679.00756202737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3.3cm" svg:height="3.3cm" svg:x="18.2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21cm" svg:height="1.021cm" draw:transform="rotate (0.785398163397448) translate (19.128cm 5.7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18.303cm 4.92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19.953cm 4.92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18.303cm 6.57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19.953cm 6.575cm)">
          <text:p/>
          <draw:enhanced-geometry svg:viewBox="0 0 21600 21600" draw:type="rectangle" draw:enhanced-path="M 0 0 L 21600 0 21600 21600 0 21600 0 0 Z N"/>
        </draw:custom-shape>
        <draw:path draw:style-name="gr4" draw:text-style-name="P4" draw:layer="layout" svg:width="3.299cm" svg:height="3.299cm" svg:x="18.2cm" svg:y="4.1cm" svg:viewBox="0 0 3300 3300" svg:d="M0 3300v-722l722 722zM0 0h722l-722 722zM3300 0v722l-722-722zM3300 3300h-722l722-722z">
          <text:p/>
        </draw:path>
        <draw:custom-shape draw:style-name="gr5" draw:text-style-name="P1" draw:layer="layout" svg:width="0.437cm" svg:height="0.437cm" draw:transform="rotate (0.785398163397448) translate (20.366cm 4.92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18.716cm 4.92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18.716cm 6.57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20.366cm 6.57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094cm" svg:height="3.094cm" svg:x="18.303cm" svg:y="4.2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3cm" svg:height="0.103cm" draw:transform="rotate (1.5707963267949) translate (18.2cm 7.4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3cm" svg:height="0.103cm" draw:transform="rotate (-3.14159265358979) translate (21.5cm 7.4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7" draw:layer="layout" svg:width="3.3cm" svg:height="0.103cm" draw:transform="rotate (-1.5707963267949) translate (21.5cm 4.1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8" draw:layer="layout" svg:width="3.3cm" svg:height="0.103cm" svg:x="18.2cm" svg:y="4.1cm">
          <text:p/>
          <draw:enhanced-geometry svg:viewBox="0 0 21600 21600" draw:glue-points="?f6 10800 10800 21600 ?f5 10800 10800 0" draw:text-areas="?f3 ?f3 ?f4 ?f4" draw:type="trapezoid" draw:modifiers="679.00756202737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3.3cm" svg:height="3.3cm" svg:x="21.5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21cm" svg:height="1.021cm" draw:transform="rotate (0.785398163397448) translate (22.428cm 5.7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21.603cm 4.92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23.253cm 4.92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21.603cm 6.57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23.253cm 6.575cm)">
          <text:p/>
          <draw:enhanced-geometry svg:viewBox="0 0 21600 21600" draw:type="rectangle" draw:enhanced-path="M 0 0 L 21600 0 21600 21600 0 21600 0 0 Z N"/>
        </draw:custom-shape>
        <draw:path draw:style-name="gr4" draw:text-style-name="P4" draw:layer="layout" svg:width="3.299cm" svg:height="3.299cm" svg:x="21.5cm" svg:y="4.1cm" svg:viewBox="0 0 3300 3300" svg:d="M0 3300v-722l722 722zM0 0h722l-722 722zM3300 0v722l-722-722zM3300 3300h-722l722-722z">
          <text:p/>
        </draw:path>
        <draw:custom-shape draw:style-name="gr5" draw:text-style-name="P1" draw:layer="layout" svg:width="0.437cm" svg:height="0.437cm" draw:transform="rotate (0.785398163397448) translate (23.666cm 4.92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22.016cm 4.92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22.016cm 6.57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23.666cm 6.57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094cm" svg:height="3.094cm" svg:x="21.603cm" svg:y="4.2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3cm" svg:height="0.103cm" draw:transform="rotate (1.5707963267949) translate (21.5cm 7.4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3cm" svg:height="0.103cm" draw:transform="rotate (-3.14159265358979) translate (24.8cm 7.4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7" draw:layer="layout" svg:width="3.3cm" svg:height="0.103cm" draw:transform="rotate (-1.5707963267949) translate (24.8cm 4.1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8" draw:layer="layout" svg:width="3.3cm" svg:height="0.103cm" svg:x="21.5cm" svg:y="4.1cm">
          <text:p/>
          <draw:enhanced-geometry svg:viewBox="0 0 21600 21600" draw:glue-points="?f6 10800 10800 21600 ?f5 10800 10800 0" draw:text-areas="?f3 ?f3 ?f4 ?f4" draw:type="trapezoid" draw:modifiers="679.00756202737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3.3cm" svg:height="3.3cm" svg:x="-1.6cm" svg:y="7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21cm" svg:height="1.021cm" draw:transform="rotate (0.785398163397448) translate (-0.672cm 9.0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-1.497cm 8.22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0.153cm 8.22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-1.497cm 9.87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0.153cm 9.875cm)">
          <text:p/>
          <draw:enhanced-geometry svg:viewBox="0 0 21600 21600" draw:type="rectangle" draw:enhanced-path="M 0 0 L 21600 0 21600 21600 0 21600 0 0 Z N"/>
        </draw:custom-shape>
        <draw:path draw:style-name="gr4" draw:text-style-name="P4" draw:layer="layout" svg:width="3.299cm" svg:height="3.299cm" svg:x="-1.6cm" svg:y="7.4cm" svg:viewBox="0 0 3300 3300" svg:d="M0 3300v-722l722 722zM0 0h722l-722 722zM3300 0v722l-722-722zM3300 3300h-722l722-722z">
          <text:p/>
        </draw:path>
        <draw:custom-shape draw:style-name="gr5" draw:text-style-name="P1" draw:layer="layout" svg:width="0.437cm" svg:height="0.437cm" draw:transform="rotate (0.785398163397448) translate (0.566cm 8.22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-1.084cm 8.22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-1.084cm 9.87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0.566cm 9.87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094cm" svg:height="3.094cm" svg:x="-1.497cm" svg:y="7.5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3cm" svg:height="0.103cm" draw:transform="rotate (1.5707963267949) translate (-1.6cm 10.7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3cm" svg:height="0.103cm" draw:transform="rotate (-3.14159265358979) translate (1.7cm 10.7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7" draw:layer="layout" svg:width="3.3cm" svg:height="0.103cm" draw:transform="rotate (-1.5707963267949) translate (1.7cm 7.4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8" draw:layer="layout" svg:width="3.3cm" svg:height="0.103cm" svg:x="-1.6cm" svg:y="7.4cm">
          <text:p/>
          <draw:enhanced-geometry svg:viewBox="0 0 21600 21600" draw:glue-points="?f6 10800 10800 21600 ?f5 10800 10800 0" draw:text-areas="?f3 ?f3 ?f4 ?f4" draw:type="trapezoid" draw:modifiers="679.00756202737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3.3cm" svg:height="3.3cm" svg:x="1.7cm" svg:y="7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21cm" svg:height="1.021cm" draw:transform="rotate (0.785398163397448) translate (2.628cm 9.0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1.803cm 8.22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3.453cm 8.22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1.803cm 9.87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3.453cm 9.875cm)">
          <text:p/>
          <draw:enhanced-geometry svg:viewBox="0 0 21600 21600" draw:type="rectangle" draw:enhanced-path="M 0 0 L 21600 0 21600 21600 0 21600 0 0 Z N"/>
        </draw:custom-shape>
        <draw:path draw:style-name="gr4" draw:text-style-name="P4" draw:layer="layout" svg:width="3.299cm" svg:height="3.299cm" svg:x="1.7cm" svg:y="7.4cm" svg:viewBox="0 0 3300 3300" svg:d="M0 3300v-722l722 722zM0 0h722l-722 722zM3300 0v722l-722-722zM3300 3300h-722l722-722z">
          <text:p/>
        </draw:path>
        <draw:custom-shape draw:style-name="gr5" draw:text-style-name="P1" draw:layer="layout" svg:width="0.437cm" svg:height="0.437cm" draw:transform="rotate (0.785398163397448) translate (3.866cm 8.22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2.216cm 8.22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2.216cm 9.87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3.866cm 9.87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094cm" svg:height="3.094cm" svg:x="1.803cm" svg:y="7.5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3cm" svg:height="0.103cm" draw:transform="rotate (1.5707963267949) translate (1.7cm 10.7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3cm" svg:height="0.103cm" draw:transform="rotate (-3.14159265358979) translate (5cm 10.7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7" draw:layer="layout" svg:width="3.3cm" svg:height="0.103cm" draw:transform="rotate (-1.5707963267949) translate (5cm 7.4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8" draw:layer="layout" svg:width="3.3cm" svg:height="0.103cm" svg:x="1.7cm" svg:y="7.4cm">
          <text:p/>
          <draw:enhanced-geometry svg:viewBox="0 0 21600 21600" draw:glue-points="?f6 10800 10800 21600 ?f5 10800 10800 0" draw:text-areas="?f3 ?f3 ?f4 ?f4" draw:type="trapezoid" draw:modifiers="679.00756202737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3.3cm" svg:height="3.3cm" svg:x="5cm" svg:y="7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21cm" svg:height="1.021cm" draw:transform="rotate (0.785398163397448) translate (5.928cm 9.0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5.103cm 8.22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6.753cm 8.22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5.103cm 9.87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6.753cm 9.875cm)">
          <text:p/>
          <draw:enhanced-geometry svg:viewBox="0 0 21600 21600" draw:type="rectangle" draw:enhanced-path="M 0 0 L 21600 0 21600 21600 0 21600 0 0 Z N"/>
        </draw:custom-shape>
        <draw:path draw:style-name="gr4" draw:text-style-name="P4" draw:layer="layout" svg:width="3.299cm" svg:height="3.299cm" svg:x="5cm" svg:y="7.4cm" svg:viewBox="0 0 3300 3300" svg:d="M0 3300v-722l722 722zM0 0h722l-722 722zM3300 0v722l-722-722zM3300 3300h-722l722-722z">
          <text:p/>
        </draw:path>
        <draw:custom-shape draw:style-name="gr5" draw:text-style-name="P1" draw:layer="layout" svg:width="0.437cm" svg:height="0.437cm" draw:transform="rotate (0.785398163397448) translate (7.166cm 8.22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5.516cm 8.22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5.516cm 9.87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7.166cm 9.87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094cm" svg:height="3.094cm" svg:x="5.103cm" svg:y="7.5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3cm" svg:height="0.103cm" draw:transform="rotate (1.5707963267949) translate (5cm 10.7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3cm" svg:height="0.103cm" draw:transform="rotate (-3.14159265358979) translate (8.3cm 10.7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7" draw:layer="layout" svg:width="3.3cm" svg:height="0.103cm" draw:transform="rotate (-1.5707963267949) translate (8.3cm 7.4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8" draw:layer="layout" svg:width="3.3cm" svg:height="0.103cm" svg:x="5cm" svg:y="7.4cm">
          <text:p/>
          <draw:enhanced-geometry svg:viewBox="0 0 21600 21600" draw:glue-points="?f6 10800 10800 21600 ?f5 10800 10800 0" draw:text-areas="?f3 ?f3 ?f4 ?f4" draw:type="trapezoid" draw:modifiers="679.00756202737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3.3cm" svg:height="3.3cm" svg:x="8.3cm" svg:y="7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21cm" svg:height="1.021cm" draw:transform="rotate (0.785398163397448) translate (9.228cm 9.0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8.403cm 8.22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10.053cm 8.22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8.403cm 9.87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10.053cm 9.875cm)">
          <text:p/>
          <draw:enhanced-geometry svg:viewBox="0 0 21600 21600" draw:type="rectangle" draw:enhanced-path="M 0 0 L 21600 0 21600 21600 0 21600 0 0 Z N"/>
        </draw:custom-shape>
        <draw:path draw:style-name="gr4" draw:text-style-name="P4" draw:layer="layout" svg:width="3.299cm" svg:height="3.299cm" svg:x="8.3cm" svg:y="7.4cm" svg:viewBox="0 0 3300 3300" svg:d="M0 3300v-722l722 722zM0 0h722l-722 722zM3300 0v722l-722-722zM3300 3300h-722l722-722z">
          <text:p/>
        </draw:path>
        <draw:custom-shape draw:style-name="gr5" draw:text-style-name="P1" draw:layer="layout" svg:width="0.437cm" svg:height="0.437cm" draw:transform="rotate (0.785398163397448) translate (10.466cm 8.22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8.816cm 8.22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8.816cm 9.87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10.466cm 9.87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094cm" svg:height="3.094cm" svg:x="8.403cm" svg:y="7.5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3cm" svg:height="0.103cm" draw:transform="rotate (1.5707963267949) translate (8.3cm 10.7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3cm" svg:height="0.103cm" draw:transform="rotate (-3.14159265358979) translate (11.6cm 10.7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7" draw:layer="layout" svg:width="3.3cm" svg:height="0.103cm" draw:transform="rotate (-1.5707963267949) translate (11.6cm 7.4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8" draw:layer="layout" svg:width="3.3cm" svg:height="0.103cm" svg:x="8.3cm" svg:y="7.4cm">
          <text:p/>
          <draw:enhanced-geometry svg:viewBox="0 0 21600 21600" draw:glue-points="?f6 10800 10800 21600 ?f5 10800 10800 0" draw:text-areas="?f3 ?f3 ?f4 ?f4" draw:type="trapezoid" draw:modifiers="679.00756202737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3.3cm" svg:height="3.3cm" svg:x="11.6cm" svg:y="7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21cm" svg:height="1.021cm" draw:transform="rotate (0.785398163397448) translate (12.528cm 9.0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11.703cm 8.22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13.353cm 8.22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11.703cm 9.87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13.353cm 9.875cm)">
          <text:p/>
          <draw:enhanced-geometry svg:viewBox="0 0 21600 21600" draw:type="rectangle" draw:enhanced-path="M 0 0 L 21600 0 21600 21600 0 21600 0 0 Z N"/>
        </draw:custom-shape>
        <draw:path draw:style-name="gr4" draw:text-style-name="P4" draw:layer="layout" svg:width="3.299cm" svg:height="3.299cm" svg:x="11.6cm" svg:y="7.4cm" svg:viewBox="0 0 3300 3300" svg:d="M0 3300v-722l722 722zM0 0h722l-722 722zM3300 0v722l-722-722zM3300 3300h-722l722-722z">
          <text:p/>
        </draw:path>
        <draw:custom-shape draw:style-name="gr5" draw:text-style-name="P1" draw:layer="layout" svg:width="0.437cm" svg:height="0.437cm" draw:transform="rotate (0.785398163397448) translate (13.766cm 8.22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12.116cm 8.22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12.116cm 9.87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13.766cm 9.87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094cm" svg:height="3.094cm" svg:x="11.703cm" svg:y="7.5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3cm" svg:height="0.103cm" draw:transform="rotate (1.5707963267949) translate (11.6cm 10.7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3cm" svg:height="0.103cm" draw:transform="rotate (-3.14159265358979) translate (14.9cm 10.7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7" draw:layer="layout" svg:width="3.3cm" svg:height="0.103cm" draw:transform="rotate (-1.5707963267949) translate (14.9cm 7.4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8" draw:layer="layout" svg:width="3.3cm" svg:height="0.103cm" svg:x="11.6cm" svg:y="7.4cm">
          <text:p/>
          <draw:enhanced-geometry svg:viewBox="0 0 21600 21600" draw:glue-points="?f6 10800 10800 21600 ?f5 10800 10800 0" draw:text-areas="?f3 ?f3 ?f4 ?f4" draw:type="trapezoid" draw:modifiers="679.00756202737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3.3cm" svg:height="3.3cm" svg:x="14.9cm" svg:y="7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21cm" svg:height="1.021cm" draw:transform="rotate (0.785398163397448) translate (15.828cm 9.0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15.003cm 8.22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16.653cm 8.22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15.003cm 9.87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16.653cm 9.875cm)">
          <text:p/>
          <draw:enhanced-geometry svg:viewBox="0 0 21600 21600" draw:type="rectangle" draw:enhanced-path="M 0 0 L 21600 0 21600 21600 0 21600 0 0 Z N"/>
        </draw:custom-shape>
        <draw:path draw:style-name="gr4" draw:text-style-name="P4" draw:layer="layout" svg:width="3.299cm" svg:height="3.299cm" svg:x="14.9cm" svg:y="7.4cm" svg:viewBox="0 0 3300 3300" svg:d="M0 3300v-722l722 722zM0 0h722l-722 722zM3300 0v722l-722-722zM3300 3300h-722l722-722z">
          <text:p/>
        </draw:path>
        <draw:custom-shape draw:style-name="gr5" draw:text-style-name="P1" draw:layer="layout" svg:width="0.437cm" svg:height="0.437cm" draw:transform="rotate (0.785398163397448) translate (17.066cm 8.22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15.416cm 8.22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15.416cm 9.87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17.066cm 9.87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094cm" svg:height="3.094cm" svg:x="15.003cm" svg:y="7.5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3cm" svg:height="0.103cm" draw:transform="rotate (1.5707963267949) translate (14.9cm 10.7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3cm" svg:height="0.103cm" draw:transform="rotate (-3.14159265358979) translate (18.2cm 10.7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7" draw:layer="layout" svg:width="3.3cm" svg:height="0.103cm" draw:transform="rotate (-1.5707963267949) translate (18.2cm 7.4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8" draw:layer="layout" svg:width="3.3cm" svg:height="0.103cm" svg:x="14.9cm" svg:y="7.4cm">
          <text:p/>
          <draw:enhanced-geometry svg:viewBox="0 0 21600 21600" draw:glue-points="?f6 10800 10800 21600 ?f5 10800 10800 0" draw:text-areas="?f3 ?f3 ?f4 ?f4" draw:type="trapezoid" draw:modifiers="679.00756202737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3.3cm" svg:height="3.3cm" svg:x="18.2cm" svg:y="7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21cm" svg:height="1.021cm" draw:transform="rotate (0.785398163397448) translate (19.128cm 9.0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18.303cm 8.22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19.953cm 8.22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18.303cm 9.87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19.953cm 9.875cm)">
          <text:p/>
          <draw:enhanced-geometry svg:viewBox="0 0 21600 21600" draw:type="rectangle" draw:enhanced-path="M 0 0 L 21600 0 21600 21600 0 21600 0 0 Z N"/>
        </draw:custom-shape>
        <draw:path draw:style-name="gr4" draw:text-style-name="P4" draw:layer="layout" svg:width="3.299cm" svg:height="3.299cm" svg:x="18.2cm" svg:y="7.4cm" svg:viewBox="0 0 3300 3300" svg:d="M0 3300v-722l722 722zM0 0h722l-722 722zM3300 0v722l-722-722zM3300 3300h-722l722-722z">
          <text:p/>
        </draw:path>
        <draw:custom-shape draw:style-name="gr5" draw:text-style-name="P1" draw:layer="layout" svg:width="0.437cm" svg:height="0.437cm" draw:transform="rotate (0.785398163397448) translate (20.366cm 8.22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18.716cm 8.22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18.716cm 9.87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20.366cm 9.87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094cm" svg:height="3.094cm" svg:x="18.303cm" svg:y="7.5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3cm" svg:height="0.103cm" draw:transform="rotate (1.5707963267949) translate (18.2cm 10.7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3cm" svg:height="0.103cm" draw:transform="rotate (-3.14159265358979) translate (21.5cm 10.7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7" draw:layer="layout" svg:width="3.3cm" svg:height="0.103cm" draw:transform="rotate (-1.5707963267949) translate (21.5cm 7.4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8" draw:layer="layout" svg:width="3.3cm" svg:height="0.103cm" svg:x="18.2cm" svg:y="7.4cm">
          <text:p/>
          <draw:enhanced-geometry svg:viewBox="0 0 21600 21600" draw:glue-points="?f6 10800 10800 21600 ?f5 10800 10800 0" draw:text-areas="?f3 ?f3 ?f4 ?f4" draw:type="trapezoid" draw:modifiers="679.00756202737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3.3cm" svg:height="3.3cm" svg:x="21.5cm" svg:y="7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21cm" svg:height="1.021cm" draw:transform="rotate (0.785398163397448) translate (22.428cm 9.0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21.603cm 8.22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23.253cm 8.22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21.603cm 9.87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23.253cm 9.875cm)">
          <text:p/>
          <draw:enhanced-geometry svg:viewBox="0 0 21600 21600" draw:type="rectangle" draw:enhanced-path="M 0 0 L 21600 0 21600 21600 0 21600 0 0 Z N"/>
        </draw:custom-shape>
        <draw:path draw:style-name="gr4" draw:text-style-name="P4" draw:layer="layout" svg:width="3.299cm" svg:height="3.299cm" svg:x="21.5cm" svg:y="7.4cm" svg:viewBox="0 0 3300 3300" svg:d="M0 3300v-722l722 722zM0 0h722l-722 722zM3300 0v722l-722-722zM3300 3300h-722l722-722z">
          <text:p/>
        </draw:path>
        <draw:custom-shape draw:style-name="gr5" draw:text-style-name="P1" draw:layer="layout" svg:width="0.437cm" svg:height="0.437cm" draw:transform="rotate (0.785398163397448) translate (23.666cm 8.22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22.016cm 8.22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22.016cm 9.87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23.666cm 9.87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094cm" svg:height="3.094cm" svg:x="21.603cm" svg:y="7.5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3cm" svg:height="0.103cm" draw:transform="rotate (1.5707963267949) translate (21.5cm 10.7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3cm" svg:height="0.103cm" draw:transform="rotate (-3.14159265358979) translate (24.8cm 10.7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7" draw:layer="layout" svg:width="3.3cm" svg:height="0.103cm" draw:transform="rotate (-1.5707963267949) translate (24.8cm 7.4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8" draw:layer="layout" svg:width="3.3cm" svg:height="0.103cm" svg:x="21.5cm" svg:y="7.4cm">
          <text:p/>
          <draw:enhanced-geometry svg:viewBox="0 0 21600 21600" draw:glue-points="?f6 10800 10800 21600 ?f5 10800 10800 0" draw:text-areas="?f3 ?f3 ?f4 ?f4" draw:type="trapezoid" draw:modifiers="679.00756202737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7" draw:layer="layout" svg:width="3.3cm" svg:height="0.103cm" draw:transform="rotate (-1.5707963267949) translate (24.8cm 4.101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3.3cm" svg:height="3.3cm" svg:x="24.8cm" svg:y="4.1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21cm" svg:height="1.021cm" draw:transform="rotate (0.785398163397448) translate (25.728cm 5.751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24.903cm 4.92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26.553cm 4.92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24.903cm 6.57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26.553cm 6.576cm)">
          <text:p/>
          <draw:enhanced-geometry svg:viewBox="0 0 21600 21600" draw:type="rectangle" draw:enhanced-path="M 0 0 L 21600 0 21600 21600 0 21600 0 0 Z N"/>
        </draw:custom-shape>
        <draw:path draw:style-name="gr4" draw:text-style-name="P4" draw:layer="layout" svg:width="3.299cm" svg:height="3.299cm" svg:x="24.8cm" svg:y="4.101cm" svg:viewBox="0 0 3300 3300" svg:d="M0 3300v-722l722 722zM0 0h722l-722 722zM3300 0v722l-722-722zM3300 3300h-722l722-722z">
          <text:p/>
        </draw:path>
        <draw:custom-shape draw:style-name="gr5" draw:text-style-name="P1" draw:layer="layout" svg:width="0.437cm" svg:height="0.437cm" draw:transform="rotate (0.785398163397448) translate (26.966cm 4.92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25.316cm 4.92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25.316cm 6.57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26.966cm 6.576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094cm" svg:height="3.094cm" svg:x="24.903cm" svg:y="4.20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3cm" svg:height="0.103cm" draw:transform="rotate (1.5707963267949) translate (24.8cm 7.401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3cm" svg:height="0.103cm" draw:transform="rotate (-3.14159265358979) translate (28.1cm 7.401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7" draw:layer="layout" svg:width="3.3cm" svg:height="0.103cm" draw:transform="rotate (-1.5707963267949) translate (28.1cm 4.101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8" draw:layer="layout" svg:width="3.3cm" svg:height="0.103cm" svg:x="24.8cm" svg:y="4.101cm">
          <text:p/>
          <draw:enhanced-geometry svg:viewBox="0 0 21600 21600" draw:glue-points="?f6 10800 10800 21600 ?f5 10800 10800 0" draw:text-areas="?f3 ?f3 ?f4 ?f4" draw:type="trapezoid" draw:modifiers="679.00756202737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7" draw:layer="layout" svg:width="3.3cm" svg:height="0.103cm" draw:transform="rotate (-1.5707963267949) translate (24.8cm 7.401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3.3cm" svg:height="3.3cm" svg:x="24.8cm" svg:y="7.4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21cm" svg:height="1.021cm" draw:transform="rotate (0.785398163397448) translate (25.728cm 9.051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24.903cm 8.22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26.553cm 8.22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24.903cm 9.87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26.553cm 9.876cm)">
          <text:p/>
          <draw:enhanced-geometry svg:viewBox="0 0 21600 21600" draw:type="rectangle" draw:enhanced-path="M 0 0 L 21600 0 21600 21600 0 21600 0 0 Z N"/>
        </draw:custom-shape>
        <draw:path draw:style-name="gr4" draw:text-style-name="P4" draw:layer="layout" svg:width="3.299cm" svg:height="3.299cm" svg:x="24.8cm" svg:y="7.401cm" svg:viewBox="0 0 3300 3300" svg:d="M0 3300v-722l722 722zM0 0h722l-722 722zM3300 0v722l-722-722zM3300 3300h-722l722-722z">
          <text:p/>
        </draw:path>
        <draw:custom-shape draw:style-name="gr5" draw:text-style-name="P1" draw:layer="layout" svg:width="0.437cm" svg:height="0.437cm" draw:transform="rotate (0.785398163397448) translate (26.966cm 8.22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25.316cm 8.22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25.316cm 9.87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26.966cm 9.876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094cm" svg:height="3.094cm" svg:x="24.903cm" svg:y="7.50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3cm" svg:height="0.103cm" draw:transform="rotate (1.5707963267949) translate (24.8cm 10.701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3cm" svg:height="0.103cm" draw:transform="rotate (-3.14159265358979) translate (28.1cm 10.701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7" draw:layer="layout" svg:width="3.3cm" svg:height="0.103cm" draw:transform="rotate (-1.5707963267949) translate (28.1cm 7.401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8" draw:layer="layout" svg:width="3.3cm" svg:height="0.103cm" svg:x="24.8cm" svg:y="7.401cm">
          <text:p/>
          <draw:enhanced-geometry svg:viewBox="0 0 21600 21600" draw:glue-points="?f6 10800 10800 21600 ?f5 10800 10800 0" draw:text-areas="?f3 ?f3 ?f4 ?f4" draw:type="trapezoid" draw:modifiers="679.00756202737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7" draw:layer="layout" svg:width="3.3cm" svg:height="0.103cm" draw:transform="rotate (-1.5707963267949) translate (28.1cm 4.101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3.3cm" svg:height="3.3cm" svg:x="28.1cm" svg:y="4.1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21cm" svg:height="1.021cm" draw:transform="rotate (0.785398163397448) translate (29.028cm 5.751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28.203cm 4.92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29.853cm 4.92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28.203cm 6.57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29.853cm 6.576cm)">
          <text:p/>
          <draw:enhanced-geometry svg:viewBox="0 0 21600 21600" draw:type="rectangle" draw:enhanced-path="M 0 0 L 21600 0 21600 21600 0 21600 0 0 Z N"/>
        </draw:custom-shape>
        <draw:path draw:style-name="gr4" draw:text-style-name="P4" draw:layer="layout" svg:width="3.299cm" svg:height="3.299cm" svg:x="28.1cm" svg:y="4.101cm" svg:viewBox="0 0 3300 3300" svg:d="M0 3300v-722l722 722zM0 0h722l-722 722zM3300 0v722l-722-722zM3300 3300h-722l722-722z">
          <text:p/>
        </draw:path>
        <draw:custom-shape draw:style-name="gr5" draw:text-style-name="P1" draw:layer="layout" svg:width="0.437cm" svg:height="0.437cm" draw:transform="rotate (0.785398163397448) translate (30.266cm 4.92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28.616cm 4.92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28.616cm 6.57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30.266cm 6.576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094cm" svg:height="3.094cm" svg:x="28.203cm" svg:y="4.20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3cm" svg:height="0.103cm" draw:transform="rotate (1.5707963267949) translate (28.1cm 7.401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3cm" svg:height="0.103cm" draw:transform="rotate (-3.14159265358979) translate (31.4cm 7.401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7" draw:layer="layout" svg:width="3.3cm" svg:height="0.103cm" draw:transform="rotate (-1.5707963267949) translate (31.4cm 4.101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8" draw:layer="layout" svg:width="3.3cm" svg:height="0.103cm" svg:x="28.1cm" svg:y="4.101cm">
          <text:p/>
          <draw:enhanced-geometry svg:viewBox="0 0 21600 21600" draw:glue-points="?f6 10800 10800 21600 ?f5 10800 10800 0" draw:text-areas="?f3 ?f3 ?f4 ?f4" draw:type="trapezoid" draw:modifiers="679.00756202737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7" draw:layer="layout" svg:width="3.3cm" svg:height="0.103cm" draw:transform="rotate (-1.5707963267949) translate (28.1cm 7.401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3.3cm" svg:height="3.3cm" svg:x="28.1cm" svg:y="7.4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21cm" svg:height="1.021cm" draw:transform="rotate (0.785398163397448) translate (29.028cm 9.051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28.203cm 8.22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29.853cm 8.22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28.203cm 9.87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29.853cm 9.876cm)">
          <text:p/>
          <draw:enhanced-geometry svg:viewBox="0 0 21600 21600" draw:type="rectangle" draw:enhanced-path="M 0 0 L 21600 0 21600 21600 0 21600 0 0 Z N"/>
        </draw:custom-shape>
        <draw:path draw:style-name="gr4" draw:text-style-name="P4" draw:layer="layout" svg:width="3.299cm" svg:height="3.299cm" svg:x="28.1cm" svg:y="7.401cm" svg:viewBox="0 0 3300 3300" svg:d="M0 3300v-722l722 722zM0 0h722l-722 722zM3300 0v722l-722-722zM3300 3300h-722l722-722z">
          <text:p/>
        </draw:path>
        <draw:custom-shape draw:style-name="gr5" draw:text-style-name="P1" draw:layer="layout" svg:width="0.437cm" svg:height="0.437cm" draw:transform="rotate (0.785398163397448) translate (30.266cm 8.22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28.616cm 8.22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28.616cm 9.87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30.266cm 9.876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094cm" svg:height="3.094cm" svg:x="28.203cm" svg:y="7.50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3cm" svg:height="0.103cm" draw:transform="rotate (1.5707963267949) translate (28.1cm 10.701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3cm" svg:height="0.103cm" draw:transform="rotate (-3.14159265358979) translate (31.4cm 10.701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7" draw:layer="layout" svg:width="3.3cm" svg:height="0.103cm" draw:transform="rotate (-1.5707963267949) translate (31.4cm 7.401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8" draw:layer="layout" svg:width="3.3cm" svg:height="0.103cm" svg:x="28.1cm" svg:y="7.401cm">
          <text:p/>
          <draw:enhanced-geometry svg:viewBox="0 0 21600 21600" draw:glue-points="?f6 10800 10800 21600 ?f5 10800 10800 0" draw:text-areas="?f3 ?f3 ?f4 ?f4" draw:type="trapezoid" draw:modifiers="679.00756202737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7" draw:layer="layout" svg:width="3.3cm" svg:height="0.103cm" draw:transform="rotate (-1.5707963267949) translate (31.4cm 4.102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3.3cm" svg:height="3.3cm" svg:x="31.4cm" svg:y="4.1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21cm" svg:height="1.021cm" draw:transform="rotate (0.785398163397448) translate (32.328cm 5.75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31.503cm 4.92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33.153cm 4.92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31.503cm 6.57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33.153cm 6.577cm)">
          <text:p/>
          <draw:enhanced-geometry svg:viewBox="0 0 21600 21600" draw:type="rectangle" draw:enhanced-path="M 0 0 L 21600 0 21600 21600 0 21600 0 0 Z N"/>
        </draw:custom-shape>
        <draw:path draw:style-name="gr4" draw:text-style-name="P4" draw:layer="layout" svg:width="3.299cm" svg:height="3.299cm" svg:x="31.4cm" svg:y="4.102cm" svg:viewBox="0 0 3300 3300" svg:d="M0 3300v-722l722 722zM0 0h722l-722 722zM3300 0v722l-722-722zM3300 3300h-722l722-722z">
          <text:p/>
        </draw:path>
        <draw:custom-shape draw:style-name="gr5" draw:text-style-name="P1" draw:layer="layout" svg:width="0.437cm" svg:height="0.437cm" draw:transform="rotate (0.785398163397448) translate (33.566cm 4.927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31.916cm 4.927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31.916cm 6.577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33.566cm 6.577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094cm" svg:height="3.094cm" svg:x="31.503cm" svg:y="4.2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3cm" svg:height="0.103cm" draw:transform="rotate (1.5707963267949) translate (31.4cm 7.402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3cm" svg:height="0.103cm" draw:transform="rotate (-3.14159265358979) translate (34.7cm 7.402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7" draw:layer="layout" svg:width="3.3cm" svg:height="0.103cm" draw:transform="rotate (-1.5707963267949) translate (34.7cm 4.102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8" draw:layer="layout" svg:width="3.3cm" svg:height="0.103cm" svg:x="31.4cm" svg:y="4.102cm">
          <text:p/>
          <draw:enhanced-geometry svg:viewBox="0 0 21600 21600" draw:glue-points="?f6 10800 10800 21600 ?f5 10800 10800 0" draw:text-areas="?f3 ?f3 ?f4 ?f4" draw:type="trapezoid" draw:modifiers="679.00756202737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7" draw:layer="layout" svg:width="3.3cm" svg:height="0.103cm" draw:transform="rotate (-1.5707963267949) translate (31.4cm 7.402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3.3cm" svg:height="3.3cm" svg:x="31.4cm" svg:y="7.4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21cm" svg:height="1.021cm" draw:transform="rotate (0.785398163397448) translate (32.328cm 9.05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31.503cm 8.22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33.153cm 8.22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31.503cm 9.87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21cm" svg:height="1.021cm" draw:transform="rotate (0.785398163397448) translate (33.153cm 9.877cm)">
          <text:p/>
          <draw:enhanced-geometry svg:viewBox="0 0 21600 21600" draw:type="rectangle" draw:enhanced-path="M 0 0 L 21600 0 21600 21600 0 21600 0 0 Z N"/>
        </draw:custom-shape>
        <draw:path draw:style-name="gr4" draw:text-style-name="P4" draw:layer="layout" svg:width="3.299cm" svg:height="3.299cm" svg:x="31.4cm" svg:y="7.402cm" svg:viewBox="0 0 3300 3300" svg:d="M0 3300v-722l722 722zM0 0h722l-722 722zM3300 0v722l-722-722zM3300 3300h-722l722-722z">
          <text:p/>
        </draw:path>
        <draw:custom-shape draw:style-name="gr5" draw:text-style-name="P1" draw:layer="layout" svg:width="0.437cm" svg:height="0.437cm" draw:transform="rotate (0.785398163397448) translate (33.566cm 8.227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31.916cm 8.227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31.916cm 9.877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37cm" svg:height="0.437cm" draw:transform="rotate (0.785398163397448) translate (33.566cm 9.877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094cm" svg:height="3.094cm" svg:x="31.503cm" svg:y="7.5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3cm" svg:height="0.103cm" draw:transform="rotate (1.5707963267949) translate (31.4cm 10.702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3cm" svg:height="0.103cm" draw:transform="rotate (-3.14159265358979) translate (34.7cm 10.702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7" draw:layer="layout" svg:width="3.3cm" svg:height="0.103cm" draw:transform="rotate (-1.5707963267949) translate (34.7cm 7.402cm)">
          <text:p/>
          <draw:enhanced-geometry svg:viewBox="0 0 21600 21600" draw:glue-points="?f6 10800 10800 21600 ?f5 10800 10800 0" draw:text-areas="?f3 ?f3 ?f4 ?f4" draw:type="trapezoid" draw:modifiers="680.3574776576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8" draw:layer="layout" svg:width="3.3cm" svg:height="0.103cm" svg:x="31.4cm" svg:y="7.402cm">
          <text:p/>
          <draw:enhanced-geometry svg:viewBox="0 0 21600 21600" draw:glue-points="?f6 10800 10800 21600 ?f5 10800 10800 0" draw:text-areas="?f3 ?f3 ?f4 ?f4" draw:type="trapezoid" draw:modifiers="679.00756202737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6T18:17:50.355000000</meta:creation-date>
    <dc:date>2018-11-19T18:32:20.610000000</dc:date>
    <meta:editing-duration>PT1H29M40S</meta:editing-duration>
    <meta:editing-cycles>6</meta:editing-cycles>
    <meta:generator>LibreOffice/6.0.6.2$Windows_X86_64 LibreOffice_project/0c292870b25a325b5ed35f6b45599d2ea4458e77</meta:generator>
    <meta:document-statistic meta:object-count="358"/>
  </office:meta>
</office:document-meta>
</file>